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8.695cm"/>
    </style:style>
    <style:style style:name="co4" style:family="table-column">
      <style:table-column-properties fo:break-before="auto" style:column-width="10.504cm"/>
    </style:style>
    <style:style style:name="ro1" style:family="table-row">
      <style:table-row-properties style:row-height="0.423cm" fo:break-before="auto" style:use-optimal-row-height="true"/>
    </style:style>
    <style:style style:name="ro2" style:family="table-row">
      <style:table-row-properties style:row-height="1.229cm" fo:break-before="auto" style:use-optimal-row-height="true"/>
    </style:style>
    <style:style style:name="ro3" style:family="table-row">
      <style:table-row-properties style:row-height="0.834cm" fo:break-before="auto" style:use-optimal-row-height="true"/>
    </style:style>
    <style:style style:name="ro4" style:family="table-row">
      <style:table-row-properties style:row-height="2.808cm" fo:break-before="auto" style:use-optimal-row-height="true"/>
    </style:style>
    <style:style style:name="ro5" style:family="table-row">
      <style:table-row-properties style:row-height="2.018cm" fo:break-before="auto" style:use-optimal-row-height="true"/>
    </style:style>
    <style:style style:name="ro6" style:family="table-row">
      <style:table-row-properties style:row-height="5.964cm" fo:break-before="auto" style:use-optimal-row-height="true"/>
    </style:style>
    <style:style style:name="ro7" style:family="table-row">
      <style:table-row-properties style:row-height="5.569cm" fo:break-before="auto" style:use-optimal-row-height="true"/>
    </style:style>
    <style:style style:name="ro8" style:family="table-row">
      <style:table-row-properties style:row-height="13.09cm" fo:break-before="auto" style:use-optimal-row-height="true"/>
    </style:style>
    <style:style style:name="ta1" style:family="table" style:master-page-name="Default">
      <style:table-properties table:display="true" style:writing-mode="lr-tb"/>
    </style:style>
    <style:style style:name="T1" style:family="text">
      <style:text-properties style:font-name="Arial" style:font-name-asian="Arial Unicode MS" style:font-name-complex="Arial Unicode MS"/>
    </style:style>
  </office:automatic-styles>
  <office:body>
    <office:spreadsheet>
      <table:table table:name="How to steps" table:style-name="ta1" table:print="false">
        <table:table-column table:style-name="co2" table:default-cell-style-name="Default"/>
        <table:table-column table:style-name="co4" table:default-cell-style-name="Default"/>
        <table:table-row table:style-name="ro1">
          <table:table-cell office:value-type="string">
            <text:p>STEP 1- Create a react native project</text:p>
          </table:table-cell>
          <table:table-cell/>
        </table:table-row>
        <table:table-row table:style-name="ro1">
          <table:table-cell/>
          <table:table-cell office:value-type="string">
            <text:p>https://facebook.github.io/react-native/docs/getting-started</text:p>
          </table:table-cell>
        </table:table-row>
        <table:table-row table:style-name="ro2">
          <table:table-cell office:value-type="string">
            <text:p>There are two ways one is to use Expo and the other is building with native code.</text:p>
            <text:p>Expo looks easy in the beginning but some libraries etc that we may need later are not supported. </text:p>
            <text:p>So decided to go with “react-native init TwEventManager” at the command prompt</text:p>
          </table:table-cell>
          <table:table-cell/>
        </table:table-row>
        <table:table-row table:style-name="ro3">
          <table:table-cell office:value-type="string">
            <text:p>We faced issues in building native code app. It was mainly due to Xcode 10 has certain issues.</text:p>
            <text:p/>
          </table:table-cell>
          <table:table-cell office:value-type="string">
            <text:p>After creating project with init, you will get CBuilder related error</text:p>
            <text:p>react-native start –port=8088</text:p>
          </table:table-cell>
        </table:table-row>
        <table:table-row table:style-name="ro2">
          <table:table-cell office:value-type="string">
            <text:p>Going further there were more issues related to version mis match with babel. </text:p>
            <text:p>Babel is – React Native ships with the Babel JavaScript compile</text:p>
          </table:table-cell>
          <table:table-cell office:value-type="string">
            <text:p>Now you will see in simulator red background error 4968 related. To solve this do following. </text:p>
            <text:p>npm install --save-dev @babel/core</text:p>
            <text:p>npm install --save-dev @babel/runtime</text:p>
          </table:table-cell>
        </table:table-row>
        <table:table-row table:style-name="ro1">
          <table:table-cell table:number-columns-repeated="2"/>
        </table:table-row>
        <table:table-row table:style-name="ro4">
          <table:table-cell office:value-type="string">
            <text:p>STEP 2 – Set up and learn about FireBase. Set up was without issues..</text:p>
            <text:p>It is important to notice/learn how to set up data in this NoSQL. </text:p>
            <text:p>Especially if you have many-many or one-many relation ships in data then how to and structure it.</text:p>
            <text:p>Links helped me do those are. </text:p>
            <text:p>** Another thing to keep in mind about fireBase is, The APIKey and other setup related info should not </text:p>
            <text:p>Go to git. So keep it in separate file like config and put it in .gitignore. This is V Important.</text:p>
            <text:p/>
          </table:table-cell>
          <table:table-cell office:value-type="string">
            <text:p>https://www.airpair.com/firebase/posts/structuring-your-firebase-data</text:p>
            <text:p>https://www.firebase.com/docs/web/guide/structuring-data.html</text:p>
            <text:p>https://stackoverflow.com/questions/41527058/many-to-many-relationship-in-firebase</text:p>
            <text:p>https://medium.com/@alfianlosari/firebase-realtime-database-many-to-many-relationship-schema-4155d9647f0f</text:p>
            <text:p/>
            <text:p/>
          </table:table-cell>
        </table:table-row>
        <table:table-row table:style-name="ro5">
          <table:table-cell office:value-type="string">
            <text:p>Step 3 – was to create a sample form with input fields and submit button.</text:p>
            <text:p>Refer to the links in myref.txt to learn about components, </text:p>
            <text:p>TextInput, Text, Touchable Opacity, Button and Switch etc.</text:p>
            <text:p/>
            <text:p>Learning – DatePicker is iOS specific component. It may act differently or may not work on Android.</text:p>
          </table:table-cell>
          <table:table-cell office:value-type="string">
            <text:p>RegisterForEvents.js</text:p>
          </table:table-cell>
        </table:table-row>
        <table:table-row table:style-name="ro1">
          <table:table-cell table:number-columns-repeated="2"/>
        </table:table-row>
        <table:table-row table:style-name="ro6">
          <table:table-cell office:value-type="string">
            <text:p>Step 4,5 .. Create List of registrations. Screens.</text:p>
            <text:p>Here imp learnings was- setState of react i async call. Especially it gives problems when you have to set </text:p>
            <text:p>Arrays in state. One should carefully do it. One can use spread operator to do array copy.</text:p>
            <text:p/>
            <text:p>Another thing learned is, there are two ways one call get data from Firebase to react-native.</text:p>
            <text:p>One by by FetchAPI (by mozilla). Or another is by using FireBase API. To use fireBase API you will have to,</text:p>
            <text:p><text:s/>$ npm install --save firebase</text:p>
          </table:table-cell>
          <table:table-cell office:value-type="string">
            <text:p>setState async warning - on unmounted components</text:p>
            <text:p>https://www.robinwieruch.de/react-warning-cant-call-setstate-on-an-unmounted-component/</text:p>
            <text:p/>
            <text:p>async await in javaScript</text:p>
            <text:p>https://dev.to/johnpaulada/synchronous-fetch-with-asyncawait</text:p>
            <text:p/>
            <text:p>setState issues (helped me a lot)</text:p>
            <text:p>https://medium.com/@voonminghann/when-to-use-callback-function-of-setstate-in-react-37fff67e5a6c</text:p>
            <text:p>console.log AND setState (great article. study properly to understand setState)</text:p>
            <text:p>https://medium.com/@agm1984/reacts-setstate-is-a-special-function-and-it-helps-with-asynchronous-concurrency-669eddbe3dd1</text:p>
            <text:p/>
            <text:p/>
            <text:p>https://stackoverflow.com/questions/47009264/rendering-data-in-flatlist-from-firebase?answertab=votes#tab-top</text:p>
            <text:p/>
            <text:p/>
          </table:table-cell>
        </table:table-row>
        <table:table-row table:style-name="ro1">
          <table:table-cell table:number-columns-repeated="2"/>
        </table:table-row>
        <table:table-row table:style-name="ro2">
          <table:table-cell office:value-type="string">
            <text:p>Step 6 - After the basic screens were ready. It was time to add Navigation. </text:p>
            <text:p>React-Native has two types stack navigation and Tab Navigation. I tried both, for our use case stack works</text:p>
          </table:table-cell>
          <table:table-cell office:value-type="string">
            <text:p>Navigation example</text:p>
            <text:p>https://github.com/react-navigation/react-navigation/tree/master/examples/NavigationPlayground/js</text:p>
            <text:p/>
          </table:table-cell>
        </table:table-row>
        <table:table-row table:style-name="ro1" table:number-rows-repeated="2">
          <table:table-cell table:number-columns-repeated="2"/>
        </table:table-row>
        <table:table-row table:style-name="ro7">
          <table:table-cell office:value-type="string">
            <text:p>STEP7 – Saving data to .xls file</text:p>
            <text:p>To do this we used a library called sheetjs for react-native. </text:p>
            <text:p>React native-fs is needed to save file on device.</text:p>
            <text:p>go to project directory and </text:p>
            <text:p>$ npm install xlsx</text:p>
            <text:p/>
            <text:p>For react native file saving</text:p>
            <text:p>npm install react-native-fs --save</text:p>
            <text:p>react-native link react-native-fs</text:p>
            <text:p/>
            <text:p><text:span text:style-name="T1">Another imp learning is – on or once calls of fireBase return promises. So if one needs time to load data from fireBase,</text:span></text:p>
            <text:p><text:span text:style-name="T1">It can cause issues in application. Read about javascript promise and implement it if needed. </text:span></text:p>
            <text:p><text:span text:style-name="T1"/></text:p>
            <text:p><text:s/></text:p>
          </table:table-cell>
          <table:table-cell office:value-type="string">
            <text:p>https://github.com/antonderegt/export-demo</text:p>
            <text:p>https://www.npmjs.com/package/xlsx</text:p>
            <text:p/>
            <text:p>for react Native sheetJS </text:p>
            <text:p><text:s/>https://github.com/SheetJS/js-xlsx/tree/master/demos/react</text:p>
            <text:p/>
            <text:p><text:a xlink:href="https://github.com/SheetJS/js-xlsx/blob/master/demos/react/react-native.js">https://github.com/SheetJS/js-xlsx/blob/master/demos/react/react-native.js</text:a></text:p>
            <text:p/>
            <text:p><text:span text:style-name="T1">JS Promises</text:span></text:p>
            <text:p><text:span text:style-name="T1">https://medium.com/@justintulk/how-to-query-arrays-of-data-in-firebase-aa28a90181ba</text:span></text:p>
            <text:p><text:span text:style-name="T1"><text:a xlink:href="https://stackoverflow.com/questions/48964499/loop-through-data-to-pull-array-of-firebase-values">https://stackoverflow.com/questions/48964499/loop-through-data-to-pull-array-of-firebase-values</text:a></text:span></text:p>
            <text:p><text:span text:style-name="T1">rendering data in flatlist from fireBase (imp)</text:span></text:p>
            <text:p><text:span text:style-name="T1"/></text:p>
          </table:table-cell>
        </table:table-row>
        <table:table-row table:style-name="ro1">
          <table:table-cell table:number-columns-repeated="2"/>
        </table:table-row>
        <table:table-row table:style-name="ro8">
          <table:table-cell office:value-type="string">
            <text:p>STEP 8- Sending email with attachment from react native</text:p>
            <text:p/>
            <text:p>This was quite time consuming because exact requirement was not clear. So i figured out all the options</text:p>
            <text:p>Then chose one out of it.</text:p>
            <text:p/>
            <text:p/>
            <text:p>Option1 – Use Firebase cloud functions. Firebase allows one to host functions those are called cloud functions.</text:p>
            <text:p>One needs to have billing set up for this. Google will charge you on usage basis. It took time to set up billing and verification for me.</text:p>
            <text:p>Refer to myref.txt links for it. You need cloud functions along with nodemailer installation</text:p>
            <text:p/>
            <text:p><text:s/></text:p>
            <text:p>Option2 – Open mail app on the device through out app <text:s/>and user will send email. This works. Using 'Linking' and 'openURL' </text:p>
            <text:p/>
            <text:p>Option3 – Use 'react-native-mail' library. Downside of this is for iOS we can only test it on actual device not emulator. This works wonderful. Initially we had issues setting up in Xcode. But they were resolved by following 'manual installation for iOS' on react-native=mail website.</text:p>
            <text:p/>
            <text:p/>
            <text:p>Option4 was chosen for now. So used 'Linking' in react-native to take user to “mail.google.com”</text:p>
            <text:p/>
            <text:p/>
            <text:p><text:span text:style-name="T1">Option4 – Use sendGrid or mailGun as a email service. Not explored further.</text:span></text:p>
            <text:p><text:span text:style-name="T1"/></text:p>
            <text:p><text:span text:style-name="T1">Option5 – Set up your own node.js server and use nodemailer API to send emails. Product Owner not interested in this. So not exploring it.</text:span></text:p>
            <text:p><text:span text:style-name="T1"/></text:p>
            <text:p><text:span text:style-name="T1">Option6 – Use google drive API functions to send .xls data or document on google drive</text:span></text:p>
            <text:p><text:span text:style-name="T1"><text:s text:c="2"/></text:span></text:p>
            <text:p><text:span text:style-name="T1"/></text:p>
            <text:p><text:span text:style-name="T1">To send email from react native you either need mail server or </text:span></text:p>
            <text:p><text:span text:style-name="T1">mail service (to which we can just give a POST request to send email)</text:span></text:p>
            <text:p><text:span text:style-name="T1"/></text:p>
            <text:p><text:span text:style-name="T1"/></text:p>
            <text:p><text:span text:style-name="T1">Refer to all the links in myRef.txt related to email sending.</text:span></text:p>
            <text:p/>
            <text:p/>
          </table:table-cell>
          <table:table-cell/>
        </table:table-row>
      </table:table>
      <table:table table:name="Sheet2" table:style-name="ta1" table:print="false">
        <table:table-column table:style-name="co3" table:default-cell-style-name="Default"/>
        <table:table-row table:style-name="ro1">
          <table:table-cell/>
        </table:table-row>
      </table:table>
      <table:table table:name="Sheet3" table:style-name="ta1" table:print="false">
        <table:table-column table:style-name="co3"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25/10/2018</text:date>, <text:time>15:10: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ena Gokhale</meta:initial-creator>
    <meta:creation-date>2018-10-22T12:54:47</meta:creation-date>
    <dc:date>2018-10-25T15:10:36</dc:date>
    <dc:creator>Leena Gokhale</dc:creator>
    <meta:editing-duration>PT2H2M14S</meta:editing-duration>
    <meta:editing-cycles>25</meta:editing-cycles>
    <meta:generator>OpenOffice/4.1.5$Unix OpenOffice.org_project/415m1$Build-9789</meta:generator>
    <meta:document-statistic meta:table-count="3" meta:cell-count="18" meta:object-count="0"/>
  </office:meta>
</office:document-meta>
</file>